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</office:automatic-styles>
  <office:body>
    <office:text>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>
      <style:footer>
        <text:p text:style-name="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/>
    <dc:title/>
    <dc:subject/>
    <meta:creation-date/>
    <dc:date/>
    <meta:editing-cycles/>
    <meta:editing-duration/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0" meta:paragraph-count="0" meta:word-count="0" meta:character-count="0"/>
  </office:meta>
</office:document-meta>
</file>